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Tider" table:style-name="ta1">
        <table:table-column table:style-name="co1" table:default-cell-style-name="Default"/>
        <table:table-column table:style-name="co1" table:number-columns-repeated="9" table:default-cell-style-name="ce1"/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96" calcext:value-type="float">
            <text:p>9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00540018081665039" calcext:value-type="float">
            <text:p>5.40E-005</text:p>
          </table:table-cell>
          <table:table-cell office:value-type="float" office:value="0.000036319096883138" calcext:value-type="float">
            <text:p>3.63E-005</text:p>
          </table:table-cell>
          <table:table-cell office:value-type="float" office:value="0.000103632609049479" calcext:value-type="float">
            <text:p>1.04E-004</text:p>
          </table:table-cell>
          <table:table-cell office:value-type="float" office:value="0.0000626246134440104" calcext:value-type="float">
            <text:p>6.26E-005</text:p>
          </table:table-cell>
          <table:table-cell office:value-type="float" office:value="0.0000642140706380208" calcext:value-type="float">
            <text:p>6.42E-005</text:p>
          </table:table-cell>
          <table:table-cell office:value-type="float" office:value="0.00026098887125651" calcext:value-type="float">
            <text:p>2.61E-004</text:p>
          </table:table-cell>
          <table:table-cell office:value-type="float" office:value="0.000246842702229818" calcext:value-type="float">
            <text:p>2.47E-004</text:p>
          </table:table-cell>
          <table:table-cell office:value-type="float" office:value="0.000378608703613281" calcext:value-type="float">
            <text:p>3.79E-004</text:p>
          </table:table-cell>
          <table:table-cell office:value-type="float" office:value="0.00123484929402669" calcext:value-type="float">
            <text:p>1.23E-0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265876452128092" calcext:value-type="float">
            <text:p>2.66E-004</text:p>
          </table:table-cell>
          <table:table-cell office:value-type="float" office:value="0.000148336092631022" calcext:value-type="float">
            <text:p>1.48E-004</text:p>
          </table:table-cell>
          <table:table-cell office:value-type="float" office:value="0.000269492467244466" calcext:value-type="float">
            <text:p>2.69E-004</text:p>
          </table:table-cell>
          <table:table-cell office:value-type="float" office:value="0.0000894864400227864" calcext:value-type="float">
            <text:p>8.95E-005</text:p>
          </table:table-cell>
          <table:table-cell office:value-type="float" office:value="0.000146667162577311" calcext:value-type="float">
            <text:p>1.47E-004</text:p>
          </table:table-cell>
          <table:table-cell office:value-type="float" office:value="0.000760475794474284" calcext:value-type="float">
            <text:p>7.60E-004</text:p>
          </table:table-cell>
          <table:table-cell office:value-type="float" office:value="0.000969250996907552" calcext:value-type="float">
            <text:p>9.69E-004</text:p>
          </table:table-cell>
          <table:table-cell office:value-type="float" office:value="0.000967502593994141" calcext:value-type="float">
            <text:p>9.68E-004</text:p>
          </table:table-cell>
          <table:table-cell office:value-type="float" office:value="0.00102714697519938" calcext:value-type="float">
            <text:p>1.03E-0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12506643931071" calcext:value-type="float">
            <text:p>1.25E-003</text:p>
          </table:table-cell>
          <table:table-cell office:value-type="float" office:value="0.000654697418212891" calcext:value-type="float">
            <text:p>6.55E-004</text:p>
          </table:table-cell>
          <table:table-cell office:value-type="float" office:value="0.00102512041727702" calcext:value-type="float">
            <text:p>1.03E-003</text:p>
          </table:table-cell>
          <table:table-cell office:value-type="float" office:value="0.000212311744689941" calcext:value-type="float">
            <text:p>2.12E-004</text:p>
          </table:table-cell>
          <table:table-cell office:value-type="float" office:value="0.000216523806254069" calcext:value-type="float">
            <text:p>2.17E-004</text:p>
          </table:table-cell>
          <table:table-cell office:value-type="float" office:value="0.00222365061442057" calcext:value-type="float">
            <text:p>2.22E-003</text:p>
          </table:table-cell>
          <table:table-cell office:value-type="float" office:value="0.00356686115264893" calcext:value-type="float">
            <text:p>3.57E-003</text:p>
          </table:table-cell>
          <table:table-cell office:value-type="float" office:value="0.00368499755859375" calcext:value-type="float">
            <text:p>3.68E-003</text:p>
          </table:table-cell>
          <table:table-cell office:value-type="float" office:value="0.00373959541320801" calcext:value-type="float">
            <text:p>3.74E-0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571866830190023" calcext:value-type="float">
            <text:p>5.72E-003</text:p>
          </table:table-cell>
          <table:table-cell office:value-type="float" office:value="0.00292468070983887" calcext:value-type="float">
            <text:p>2.92E-003</text:p>
          </table:table-cell>
          <table:table-cell office:value-type="float" office:value="0.00317764282226562" calcext:value-type="float">
            <text:p>3.18E-003</text:p>
          </table:table-cell>
          <table:table-cell office:value-type="float" office:value="0.000783085823059082" calcext:value-type="float">
            <text:p>7.83E-004</text:p>
          </table:table-cell>
          <table:table-cell office:value-type="float" office:value="0.000622987747192383" calcext:value-type="float">
            <text:p>6.23E-004</text:p>
          </table:table-cell>
          <table:table-cell office:value-type="float" office:value="0.0025256872177124" calcext:value-type="float">
            <text:p>2.53E-003</text:p>
          </table:table-cell>
          <table:table-cell office:value-type="float" office:value="0.00517229239145915" calcext:value-type="float">
            <text:p>5.17E-003</text:p>
          </table:table-cell>
          <table:table-cell office:value-type="float" office:value="0.252527038256327" calcext:value-type="float">
            <text:p>2.53E-001</text:p>
          </table:table-cell>
          <table:table-cell office:value-type="float" office:value="5.77013035615285" calcext:value-type="float">
            <text:p>5.77E+0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61074304580688" calcext:value-type="float">
            <text:p>2.61E-002</text:p>
          </table:table-cell>
          <table:table-cell office:value-type="float" office:value="0.0137797991434733" calcext:value-type="float">
            <text:p>1.38E-002</text:p>
          </table:table-cell>
          <table:table-cell office:value-type="float" office:value="0.00671895345052083" calcext:value-type="float">
            <text:p>6.72E-003</text:p>
          </table:table-cell>
          <table:table-cell office:value-type="float" office:value="0.00334632396697998" calcext:value-type="float">
            <text:p>3.35E-003</text:p>
          </table:table-cell>
          <table:table-cell office:value-type="float" office:value="0.00234746932983398" calcext:value-type="float">
            <text:p>2.35E-003</text:p>
          </table:table-cell>
          <table:table-cell office:value-type="float" office:value="0.00330539544423421" calcext:value-type="float">
            <text:p>3.31E-003</text:p>
          </table:table-cell>
          <table:table-cell office:value-type="float" office:value="0.00540721416473389" calcext:value-type="float">
            <text:p>5.41E-003</text:p>
          </table:table-cell>
          <table:table-cell office:value-type="float" office:value="0.217312614123027" calcext:value-type="float">
            <text:p>2.17E-001</text:p>
          </table:table-cell>
          <table:table-cell office:value-type="float" office:value="10.2578064203262" calcext:value-type="float">
            <text:p>1.03E+00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117885669072469" calcext:value-type="float">
            <text:p>1.18E-001</text:p>
          </table:table-cell>
          <table:table-cell office:value-type="float" office:value="0.0615042050679525" calcext:value-type="float">
            <text:p>6.15E-002</text:p>
          </table:table-cell>
          <table:table-cell office:value-type="float" office:value="0.0309162934621175" calcext:value-type="float">
            <text:p>3.09E-002</text:p>
          </table:table-cell>
          <table:table-cell office:value-type="float" office:value="0.017250140508016" calcext:value-type="float">
            <text:p>1.73E-002</text:p>
          </table:table-cell>
          <table:table-cell office:value-type="float" office:value="0.0103609561920166" calcext:value-type="float">
            <text:p>1.04E-002</text:p>
          </table:table-cell>
          <table:table-cell office:value-type="float" office:value="0.00748558839162191" calcext:value-type="float">
            <text:p>7.49E-003</text:p>
          </table:table-cell>
          <table:table-cell office:value-type="float" office:value="0.00762716929117839" calcext:value-type="float">
            <text:p>7.63E-003</text:p>
          </table:table-cell>
          <table:table-cell office:value-type="float" office:value="0.237860043843587" calcext:value-type="float">
            <text:p>2.38E-001</text:p>
          </table:table-cell>
          <table:table-cell office:value-type="float" office:value="2.89292987187703" calcext:value-type="float">
            <text:p>2.89E+00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518302957216899" calcext:value-type="float">
            <text:p>5.18E-001</text:p>
          </table:table-cell>
          <table:table-cell office:value-type="float" office:value="0.260016997655233" calcext:value-type="float">
            <text:p>2.60E-001</text:p>
          </table:table-cell>
          <table:table-cell office:value-type="float" office:value="0.133735775947571" calcext:value-type="float">
            <text:p>1.34E-001</text:p>
          </table:table-cell>
          <table:table-cell office:value-type="float" office:value="0.0723758538564046" calcext:value-type="float">
            <text:p>7.24E-002</text:p>
          </table:table-cell>
          <table:table-cell office:value-type="float" office:value="0.0718499819437663" calcext:value-type="float">
            <text:p>7.18E-002</text:p>
          </table:table-cell>
          <table:table-cell office:value-type="float" office:value="0.0311679840087891" calcext:value-type="float">
            <text:p>3.12E-002</text:p>
          </table:table-cell>
          <table:table-cell office:value-type="float" office:value="0.0399802923202515" calcext:value-type="float">
            <text:p>4.00E-002</text:p>
          </table:table-cell>
          <table:table-cell office:value-type="float" office:value="0.0199094613393148" calcext:value-type="float">
            <text:p>1.99E-002</text:p>
          </table:table-cell>
          <table:table-cell office:value-type="float" office:value="0.801862041155497" calcext:value-type="float">
            <text:p>8.02E-00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.30793682734172" calcext:value-type="float">
            <text:p>2.31E+000</text:p>
          </table:table-cell>
          <table:table-cell office:value-type="float" office:value="1.1539564927419" calcext:value-type="float">
            <text:p>1.15E+000</text:p>
          </table:table-cell>
          <table:table-cell office:value-type="float" office:value="0.579465746879578" calcext:value-type="float">
            <text:p>5.79E-001</text:p>
          </table:table-cell>
          <table:table-cell office:value-type="float" office:value="0.294126033782959" calcext:value-type="float">
            <text:p>2.94E-001</text:p>
          </table:table-cell>
          <table:table-cell office:value-type="float" office:value="0.318239370981852" calcext:value-type="float">
            <text:p>3.18E-001</text:p>
          </table:table-cell>
          <table:table-cell office:value-type="float" office:value="0.13066029548645" calcext:value-type="float">
            <text:p>1.31E-001</text:p>
          </table:table-cell>
          <table:table-cell office:value-type="float" office:value="0.147714853286743" calcext:value-type="float">
            <text:p>1.48E-001</text:p>
          </table:table-cell>
          <table:table-cell office:value-type="float" office:value="0.0790281295776367" calcext:value-type="float">
            <text:p>7.90E-002</text:p>
          </table:table-cell>
          <table:table-cell office:value-type="float" office:value="0.301800529162089" calcext:value-type="float">
            <text:p>3.02E-00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0.0801182985306" calcext:value-type="float">
            <text:p>1.01E+001</text:p>
          </table:table-cell>
          <table:table-cell office:value-type="float" office:value="5.03964896996816" calcext:value-type="float">
            <text:p>5.04E+000</text:p>
          </table:table-cell>
          <table:table-cell office:value-type="float" office:value="2.54406408468882" calcext:value-type="float">
            <text:p>2.54E+000</text:p>
          </table:table-cell>
          <table:table-cell office:value-type="float" office:value="1.27446460723877" calcext:value-type="float">
            <text:p>1.27E+000</text:p>
          </table:table-cell>
          <table:table-cell office:value-type="float" office:value="1.12224153677622" calcext:value-type="float">
            <text:p>1.12E+000</text:p>
          </table:table-cell>
          <table:table-cell office:value-type="float" office:value="0.586966673533122" calcext:value-type="float">
            <text:p>5.87E-001</text:p>
          </table:table-cell>
          <table:table-cell office:value-type="float" office:value="0.730714797973633" calcext:value-type="float">
            <text:p>7.31E-001</text:p>
          </table:table-cell>
          <table:table-cell office:value-type="float" office:value="0.614554087320964" calcext:value-type="float">
            <text:p>6.15E-001</text:p>
          </table:table-cell>
          <table:table-cell office:value-type="float" office:value="0.533893426259359" calcext:value-type="float">
            <text:p>5.34E-00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4.799674709638" calcext:value-type="float">
            <text:p>4.48E+001</text:p>
          </table:table-cell>
          <table:table-cell office:value-type="float" office:value="22.2495052417119" calcext:value-type="float">
            <text:p>2.22E+001</text:p>
          </table:table-cell>
          <table:table-cell office:value-type="float" office:value="11.1974945068359" calcext:value-type="float">
            <text:p>1.12E+001</text:p>
          </table:table-cell>
          <table:table-cell office:value-type="float" office:value="5.61510948340098" calcext:value-type="float">
            <text:p>5.62E+000</text:p>
          </table:table-cell>
          <table:table-cell office:value-type="float" office:value="3.79357365767161" calcext:value-type="float">
            <text:p>3.79E+000</text:p>
          </table:table-cell>
          <table:table-cell office:value-type="float" office:value="2.51695799827576" calcext:value-type="float">
            <text:p>2.52E+000</text:p>
          </table:table-cell>
          <table:table-cell office:value-type="float" office:value="1.88104828198751" calcext:value-type="float">
            <text:p>1.88E+000</text:p>
          </table:table-cell>
          <table:table-cell office:value-type="float" office:value="1.82816326618195" calcext:value-type="float">
            <text:p>1.83E+000</text:p>
          </table:table-cell>
          <table:table-cell office:value-type="float" office:value="1.79009695847829" calcext:value-type="float">
            <text:p>1.79E+000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92.75400197506" calcext:value-type="float">
            <text:p>1.93E+002</text:p>
          </table:table-cell>
          <table:table-cell office:value-type="float" office:value="96.1066136757533" calcext:value-type="float">
            <text:p>9.61E+001</text:p>
          </table:table-cell>
          <table:table-cell office:value-type="float" office:value="48.0079725980759" calcext:value-type="float">
            <text:p>4.80E+001</text:p>
          </table:table-cell>
          <table:table-cell office:value-type="float" office:value="24.0140941937764" calcext:value-type="float">
            <text:p>2.40E+001</text:p>
          </table:table-cell>
          <table:table-cell office:value-type="float" office:value="16.2301168441772" calcext:value-type="float">
            <text:p>1.62E+001</text:p>
          </table:table-cell>
          <table:table-cell office:value-type="float" office:value="10.6089513301849" calcext:value-type="float">
            <text:p>1.06E+001</text:p>
          </table:table-cell>
          <table:table-cell office:value-type="float" office:value="7.79592641194661" calcext:value-type="float">
            <text:p>7.80E+000</text:p>
          </table:table-cell>
          <table:table-cell office:value-type="float" office:value="6.68853795528412" calcext:value-type="float">
            <text:p>6.69E+000</text:p>
          </table:table-cell>
          <table:table-cell office:value-type="float" office:value="3.77300612131755" calcext:value-type="float">
            <text:p>3.77E+000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25.070745786031" calcext:value-type="float">
            <text:p>8.25E+002</text:p>
          </table:table-cell>
          <table:table-cell office:value-type="float" office:value="412.67060649395" calcext:value-type="float">
            <text:p>4.13E+002</text:p>
          </table:table-cell>
          <table:table-cell office:value-type="float" office:value="207.724612116814" calcext:value-type="float">
            <text:p>2.08E+002</text:p>
          </table:table-cell>
          <table:table-cell office:value-type="float" office:value="103.645077864329" calcext:value-type="float">
            <text:p>1.04E+002</text:p>
          </table:table-cell>
          <table:table-cell office:value-type="float" office:value="69.4438430070877" calcext:value-type="float">
            <text:p>6.94E+001</text:p>
          </table:table-cell>
          <table:table-cell office:value-type="float" office:value="44.8395888408025" calcext:value-type="float">
            <text:p>4.48E+001</text:p>
          </table:table-cell>
          <table:table-cell office:value-type="float" office:value="32.74120982488" calcext:value-type="float">
            <text:p>3.27E+001</text:p>
          </table:table-cell>
          <table:table-cell office:value-type="float" office:value="25.5463545322418" calcext:value-type="float">
            <text:p>2.55E+001</text:p>
          </table:table-cell>
          <table:table-cell office:value-type="float" office:value="13.6516583760579" calcext:value-type="float">
            <text:p>1.37E+001</text:p>
          </table:table-cell>
        </table:table-row>
      </table:table>
      <table:table table:name="Speedup" table:style-name="ta1">
        <table:table-column table:style-name="co1" table:number-columns-repeated="10" table:default-cell-style-name="Default"/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Tider.$B2]/[Tider.B2]" office:value-type="float" office:value="1" calcext:value-type="float">
            <text:p>1</text:p>
          </table:table-cell>
          <table:table-cell table:formula="of:=[Tider.$B2]/[Tider.C2]" office:value-type="float" office:value="1.48687089715536" calcext:value-type="float">
            <text:p>1.4868708972</text:p>
          </table:table-cell>
          <table:table-cell table:formula="of:=[Tider.$B2]/[Tider.D2]" office:value-type="float" office:value="0.521088957055215" calcext:value-type="float">
            <text:p>0.5210889571</text:p>
          </table:table-cell>
          <table:table-cell table:formula="of:=[Tider.$B2]/[Tider.E2]" office:value-type="float" office:value="0.862309644670051" calcext:value-type="float">
            <text:p>0.8623096447</text:p>
          </table:table-cell>
          <table:table-cell table:formula="of:=[Tider.$B2]/[Tider.F2]" office:value-type="float" office:value="0.840965346534654" calcext:value-type="float">
            <text:p>0.8409653465</text:p>
          </table:table-cell>
          <table:table-cell table:formula="of:=[Tider.$B2]/[Tider.G2]" office:value-type="float" office:value="0.206912302070646" calcext:value-type="float">
            <text:p>0.2069123021</text:p>
          </table:table-cell>
          <table:table-cell table:formula="of:=[Tider.$B2]/[Tider.H2]" office:value-type="float" office:value="0.21877012234385" calcext:value-type="float">
            <text:p>0.2187701223</text:p>
          </table:table-cell>
          <table:table-cell table:formula="of:=[Tider.$B2]/[Tider.I2]" office:value-type="float" office:value="0.142632241813602" calcext:value-type="float">
            <text:p>0.1426322418</text:p>
          </table:table-cell>
          <table:table-cell table:formula="of:=[Tider.$B2]/[Tider.J2]" office:value-type="float" office:value="0.0437314969751578" calcext:value-type="float">
            <text:p>0.043731497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Tider.$B3]/[Tider.B3]" office:value-type="float" office:value="1" calcext:value-type="float">
            <text:p>1</text:p>
          </table:table-cell>
          <table:table-cell table:formula="of:=[Tider.$B3]/[Tider.C3]" office:value-type="float" office:value="1.79239217787302" calcext:value-type="float">
            <text:p>1.7923921779</text:p>
          </table:table-cell>
          <table:table-cell table:formula="of:=[Tider.$B3]/[Tider.D3]" office:value-type="float" office:value="0.986582129165437" calcext:value-type="float">
            <text:p>0.9865821292</text:p>
          </table:table-cell>
          <table:table-cell table:formula="of:=[Tider.$B3]/[Tider.E3]" office:value-type="float" office:value="2.97113676731794" calcext:value-type="float">
            <text:p>2.9711367673</text:p>
          </table:table-cell>
          <table:table-cell table:formula="of:=[Tider.$B3]/[Tider.F3]" office:value-type="float" office:value="1.81278786236792" calcext:value-type="float">
            <text:p>1.8127878624</text:p>
          </table:table-cell>
          <table:table-cell table:formula="of:=[Tider.$B3]/[Tider.G3]" office:value-type="float" office:value="0.349618559933117" calcext:value-type="float">
            <text:p>0.3496185599</text:p>
          </table:table-cell>
          <table:table-cell table:formula="of:=[Tider.$B3]/[Tider.H3]" office:value-type="float" office:value="0.274311249590029" calcext:value-type="float">
            <text:p>0.2743112496</text:p>
          </table:table-cell>
          <table:table-cell table:formula="of:=[Tider.$B3]/[Tider.I3]" office:value-type="float" office:value="0.27480696566453" calcext:value-type="float">
            <text:p>0.2748069657</text:p>
          </table:table-cell>
          <table:table-cell table:formula="of:=[Tider.$B3]/[Tider.J3]" office:value-type="float" office:value="0.25884947193315" calcext:value-type="float">
            <text:p>0.2588494719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Tider.$B4]/[Tider.B4]" office:value-type="float" office:value="1" calcext:value-type="float">
            <text:p>1</text:p>
          </table:table-cell>
          <table:table-cell table:formula="of:=[Tider.$B4]/[Tider.C4]" office:value-type="float" office:value="1.91029376062151" calcext:value-type="float">
            <text:p>1.9102937606</text:p>
          </table:table-cell>
          <table:table-cell table:formula="of:=[Tider.$B4]/[Tider.D4]" office:value-type="float" office:value="1.22001705558571" calcext:value-type="float">
            <text:p>1.2200170556</text:p>
          </table:table-cell>
          <table:table-cell table:formula="of:=[Tider.$B4]/[Tider.E4]" office:value-type="float" office:value="5.89069810967624" calcext:value-type="float">
            <text:p>5.8906981097</text:p>
          </table:table-cell>
          <table:table-cell table:formula="of:=[Tider.$B4]/[Tider.F4]" office:value-type="float" office:value="5.77610570746928" calcext:value-type="float">
            <text:p>5.7761057075</text:p>
          </table:table-cell>
          <table:table-cell table:formula="of:=[Tider.$B4]/[Tider.G4]" office:value-type="float" office:value="0.562437455325235" calcext:value-type="float">
            <text:p>0.5624374553</text:p>
          </table:table-cell>
          <table:table-cell table:formula="of:=[Tider.$B4]/[Tider.H4]" office:value-type="float" office:value="0.350634448492141" calcext:value-type="float">
            <text:p>0.3506344485</text:p>
          </table:table-cell>
          <table:table-cell table:formula="of:=[Tider.$B4]/[Tider.I4]" office:value-type="float" office:value="0.339393547273983" calcext:value-type="float">
            <text:p>0.3393935473</text:p>
          </table:table-cell>
          <table:table-cell table:formula="of:=[Tider.$B4]/[Tider.J4]" office:value-type="float" office:value="0.334438423121879" calcext:value-type="float">
            <text:p>0.334438423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[Tider.$B5]/[Tider.B5]" office:value-type="float" office:value="1" calcext:value-type="float">
            <text:p>1</text:p>
          </table:table-cell>
          <table:table-cell table:formula="of:=[Tider.$B5]/[Tider.C5]" office:value-type="float" office:value="1.95531371430124" calcext:value-type="float">
            <text:p>1.9553137143</text:p>
          </table:table-cell>
          <table:table-cell table:formula="of:=[Tider.$B5]/[Tider.D5]" office:value-type="float" office:value="1.79965736294518" calcext:value-type="float">
            <text:p>1.7996573629</text:p>
          </table:table-cell>
          <table:table-cell table:formula="of:=[Tider.$B5]/[Tider.E5]" office:value-type="float" office:value="7.3027350687573" calcext:value-type="float">
            <text:p>7.3027350688</text:p>
          </table:table-cell>
          <table:table-cell table:formula="of:=[Tider.$B5]/[Tider.F5]" office:value-type="float" office:value="9.17942339584131" calcext:value-type="float">
            <text:p>9.1794233958</text:p>
          </table:table-cell>
          <table:table-cell table:formula="of:=[Tider.$B5]/[Tider.G5]" office:value-type="float" office:value="2.26420289171033" calcext:value-type="float">
            <text:p>2.2642028917</text:p>
          </table:table-cell>
          <table:table-cell table:formula="of:=[Tider.$B5]/[Tider.H5]" office:value-type="float" office:value="1.10563515537971" calcext:value-type="float">
            <text:p>1.1056351554</text:p>
          </table:table-cell>
          <table:table-cell table:formula="of:=[Tider.$B5]/[Tider.I5]" office:value-type="float" office:value="0.0226457663361002" calcext:value-type="float">
            <text:p>0.0226457663</text:p>
          </table:table-cell>
          <table:table-cell table:formula="of:=[Tider.$B5]/[Tider.J5]" office:value-type="float" office:value="0.000991081301274633" calcext:value-type="float">
            <text:p>0.0009910813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table:formula="of:=[Tider.$B6]/[Tider.B6]" office:value-type="float" office:value="1" calcext:value-type="float">
            <text:p>1</text:p>
          </table:table-cell>
          <table:table-cell table:formula="of:=[Tider.$B6]/[Tider.C6]" office:value-type="float" office:value="1.89461618317088" calcext:value-type="float">
            <text:p>1.8946161832</text:p>
          </table:table-cell>
          <table:table-cell table:formula="of:=[Tider.$B6]/[Tider.D6]" office:value-type="float" office:value="3.88563943035579" calcext:value-type="float">
            <text:p>3.8856394304</text:p>
          </table:table-cell>
          <table:table-cell table:formula="of:=[Tider.$B6]/[Tider.E6]" office:value-type="float" office:value="7.80182394642156" calcext:value-type="float">
            <text:p>7.8018239464</text:p>
          </table:table-cell>
          <table:table-cell table:formula="of:=[Tider.$B6]/[Tider.F6]" office:value-type="float" office:value="11.1215214300223" calcext:value-type="float">
            <text:p>11.12152143</text:p>
          </table:table-cell>
          <table:table-cell table:formula="of:=[Tider.$B6]/[Tider.G6]" office:value-type="float" office:value="7.89842876549294" calcext:value-type="float">
            <text:p>7.8984287655</text:p>
          </table:table-cell>
          <table:table-cell table:formula="of:=[Tider.$B6]/[Tider.H6]" office:value-type="float" office:value="4.82825900041887" calcext:value-type="float">
            <text:p>4.8282590004</text:p>
          </table:table-cell>
          <table:table-cell table:formula="of:=[Tider.$B6]/[Tider.I6]" office:value-type="float" office:value="0.120137666943202" calcext:value-type="float">
            <text:p>0.1201376669</text:p>
          </table:table-cell>
          <table:table-cell table:formula="of:=[Tider.$B6]/[Tider.J6]" office:value-type="float" office:value="0.00254512801161231" calcext:value-type="float">
            <text:p>0.002545128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table:formula="of:=[Tider.$B7]/[Tider.B7]" office:value-type="float" office:value="1" calcext:value-type="float">
            <text:p>1</text:p>
          </table:table-cell>
          <table:table-cell table:formula="of:=[Tider.$B7]/[Tider.C7]" office:value-type="float" office:value="1.9167090923657" calcext:value-type="float">
            <text:p>1.9167090924</text:p>
          </table:table-cell>
          <table:table-cell table:formula="of:=[Tider.$B7]/[Tider.D7]" office:value-type="float" office:value="3.81305958351434" calcext:value-type="float">
            <text:p>3.8130595835</text:p>
          </table:table-cell>
          <table:table-cell table:formula="of:=[Tider.$B7]/[Tider.E7]" office:value-type="float" office:value="6.83389616552332" calcext:value-type="float">
            <text:p>6.8338961655</text:p>
          </table:table-cell>
          <table:table-cell table:formula="of:=[Tider.$B7]/[Tider.F7]" office:value-type="float" office:value="11.3778754477606" calcext:value-type="float">
            <text:p>11.3778754478</text:p>
          </table:table-cell>
          <table:table-cell table:formula="of:=[Tider.$B7]/[Tider.G7]" office:value-type="float" office:value="15.7483504175049" calcext:value-type="float">
            <text:p>15.7483504175</text:p>
          </table:table-cell>
          <table:table-cell table:formula="of:=[Tider.$B7]/[Tider.H7]" office:value-type="float" office:value="15.4560184220397" calcext:value-type="float">
            <text:p>15.456018422</text:p>
          </table:table-cell>
          <table:table-cell table:formula="of:=[Tider.$B7]/[Tider.I7]" office:value-type="float" office:value="0.495609380909678" calcext:value-type="float">
            <text:p>0.4956093809</text:p>
          </table:table-cell>
          <table:table-cell table:formula="of:=[Tider.$B7]/[Tider.J7]" office:value-type="float" office:value="0.0407495771738085" calcext:value-type="float">
            <text:p>0.0407495772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table:formula="of:=[Tider.$B8]/[Tider.B8]" office:value-type="float" office:value="1" calcext:value-type="float">
            <text:p>1</text:p>
          </table:table-cell>
          <table:table-cell table:formula="of:=[Tider.$B8]/[Tider.C8]" office:value-type="float" office:value="1.99334259641032" calcext:value-type="float">
            <text:p>1.9933425964</text:p>
          </table:table-cell>
          <table:table-cell table:formula="of:=[Tider.$B8]/[Tider.D8]" office:value-type="float" office:value="3.87557445675637" calcext:value-type="float">
            <text:p>3.8755744568</text:p>
          </table:table-cell>
          <table:table-cell table:formula="of:=[Tider.$B8]/[Tider.E8]" office:value-type="float" office:value="7.16126898129899" calcext:value-type="float">
            <text:p>7.1612689813</text:p>
          </table:table-cell>
          <table:table-cell table:formula="of:=[Tider.$B8]/[Tider.F8]" office:value-type="float" office:value="7.21368249782653" calcext:value-type="float">
            <text:p>7.2136824978</text:p>
          </table:table-cell>
          <table:table-cell table:formula="of:=[Tider.$B8]/[Tider.G8]" office:value-type="float" office:value="16.6293385247741" calcext:value-type="float">
            <text:p>16.6293385248</text:p>
          </table:table-cell>
          <table:table-cell table:formula="of:=[Tider.$B8]/[Tider.H8]" office:value-type="float" office:value="12.9639611702979" calcext:value-type="float">
            <text:p>12.9639611703</text:p>
          </table:table-cell>
          <table:table-cell table:formula="of:=[Tider.$B8]/[Tider.I8]" office:value-type="float" office:value="26.0329974971958" calcext:value-type="float">
            <text:p>26.0329974972</text:p>
          </table:table-cell>
          <table:table-cell table:formula="of:=[Tider.$B8]/[Tider.J8]" office:value-type="float" office:value="0.646374227254872" calcext:value-type="float">
            <text:p>0.6463742273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table:formula="of:=[Tider.$B9]/[Tider.B9]" office:value-type="float" office:value="1" calcext:value-type="float">
            <text:p>1</text:p>
          </table:table-cell>
          <table:table-cell table:formula="of:=[Tider.$B9]/[Tider.C9]" office:value-type="float" office:value="2.00002066096778" calcext:value-type="float">
            <text:p>2.000020661</text:p>
          </table:table-cell>
          <table:table-cell table:formula="of:=[Tider.$B9]/[Tider.D9]" office:value-type="float" office:value="3.98287015198043" calcext:value-type="float">
            <text:p>3.982870152</text:p>
          </table:table-cell>
          <table:table-cell table:formula="of:=[Tider.$B9]/[Tider.E9]" office:value-type="float" office:value="7.84676146364109" calcext:value-type="float">
            <text:p>7.8467614636</text:p>
          </table:table-cell>
          <table:table-cell table:formula="of:=[Tider.$B9]/[Tider.F9]" office:value-type="float" office:value="7.25220396276278" calcext:value-type="float">
            <text:p>7.2522039628</text:p>
          </table:table-cell>
          <table:table-cell table:formula="of:=[Tider.$B9]/[Tider.G9]" office:value-type="float" office:value="17.663643104045" calcext:value-type="float">
            <text:p>17.663643104</text:p>
          </table:table-cell>
          <table:table-cell table:formula="of:=[Tider.$B9]/[Tider.H9]" office:value-type="float" office:value="15.6242705184263" calcext:value-type="float">
            <text:p>15.6242705184</text:p>
          </table:table-cell>
          <table:table-cell table:formula="of:=[Tider.$B9]/[Tider.I9]" office:value-type="float" office:value="29.2039915366391" calcext:value-type="float">
            <text:p>29.2039915366</text:p>
          </table:table-cell>
          <table:table-cell table:formula="of:=[Tider.$B9]/[Tider.J9]" office:value-type="float" office:value="7.6472259135841" calcext:value-type="float">
            <text:p>7.6472259136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table:formula="of:=[Tider.$B10]/[Tider.B10]" office:value-type="float" office:value="1" calcext:value-type="float">
            <text:p>1</text:p>
          </table:table-cell>
          <table:table-cell table:formula="of:=[Tider.$B10]/[Tider.C10]" office:value-type="float" office:value="2.00016278089985" calcext:value-type="float">
            <text:p>2.0001627809</text:p>
          </table:table-cell>
          <table:table-cell table:formula="of:=[Tider.$B10]/[Tider.D10]" office:value-type="float" office:value="3.96221084177742" calcext:value-type="float">
            <text:p>3.9622108418</text:p>
          </table:table-cell>
          <table:table-cell table:formula="of:=[Tider.$B10]/[Tider.E10]" office:value-type="float" office:value="7.90929637533834" calcext:value-type="float">
            <text:p>7.9092963753</text:p>
          </table:table-cell>
          <table:table-cell table:formula="of:=[Tider.$B10]/[Tider.F10]" office:value-type="float" office:value="8.98212904103248" calcext:value-type="float">
            <text:p>8.982129041</text:p>
          </table:table-cell>
          <table:table-cell table:formula="of:=[Tider.$B10]/[Tider.G10]" office:value-type="float" office:value="17.1732378566835" calcext:value-type="float">
            <text:p>17.1732378567</text:p>
          </table:table-cell>
          <table:table-cell table:formula="of:=[Tider.$B10]/[Tider.H10]" office:value-type="float" office:value="13.7948736312499" calcext:value-type="float">
            <text:p>13.7948736313</text:p>
          </table:table-cell>
          <table:table-cell table:formula="of:=[Tider.$B10]/[Tider.I10]" office:value-type="float" office:value="16.4023289511799" calcext:value-type="float">
            <text:p>16.4023289512</text:p>
          </table:table-cell>
          <table:table-cell table:formula="of:=[Tider.$B10]/[Tider.J10]" office:value-type="float" office:value="18.8803941062833" calcext:value-type="float">
            <text:p>18.8803941063</text:p>
          </table:table-cell>
        </table:table-row>
        <table:table-row table:style-name="ro2">
          <table:table-cell office:value-type="float" office:value="4096" calcext:value-type="float">
            <text:p>4096</text:p>
          </table:table-cell>
          <table:table-cell table:formula="of:=[Tider.$B11]/[Tider.B11]" office:value-type="float" office:value="1" calcext:value-type="float">
            <text:p>1</text:p>
          </table:table-cell>
          <table:table-cell table:formula="of:=[Tider.$B11]/[Tider.C11]" office:value-type="float" office:value="2.01351329941713" calcext:value-type="float">
            <text:p>2.0135132994</text:p>
          </table:table-cell>
          <table:table-cell table:formula="of:=[Tider.$B11]/[Tider.D11]" office:value-type="float" office:value="4.00086596892622" calcext:value-type="float">
            <text:p>4.0008659689</text:p>
          </table:table-cell>
          <table:table-cell table:formula="of:=[Tider.$B11]/[Tider.E11]" office:value-type="float" office:value="7.97841517464118" calcext:value-type="float">
            <text:p>7.9784151746</text:p>
          </table:table-cell>
          <table:table-cell table:formula="of:=[Tider.$B11]/[Tider.F11]" office:value-type="float" office:value="11.8093593936264" calcext:value-type="float">
            <text:p>11.8093593936</text:p>
          </table:table-cell>
          <table:table-cell table:formula="of:=[Tider.$B11]/[Tider.G11]" office:value-type="float" office:value="17.7991348049224" calcext:value-type="float">
            <text:p>17.7991348049</text:p>
          </table:table-cell>
          <table:table-cell table:formula="of:=[Tider.$B11]/[Tider.H11]" office:value-type="float" office:value="23.8163342954189" calcext:value-type="float">
            <text:p>23.8163342954</text:p>
          </table:table-cell>
          <table:table-cell table:formula="of:=[Tider.$B11]/[Tider.I11]" office:value-type="float" office:value="24.5052920263519" calcext:value-type="float">
            <text:p>24.5052920264</text:p>
          </table:table-cell>
          <table:table-cell table:formula="of:=[Tider.$B11]/[Tider.J11]" office:value-type="float" office:value="25.0263956359777" calcext:value-type="float">
            <text:p>25.026395636</text:p>
          </table:table-cell>
        </table:table-row>
        <table:table-row table:style-name="ro2">
          <table:table-cell office:value-type="float" office:value="8192" calcext:value-type="float">
            <text:p>8192</text:p>
          </table:table-cell>
          <table:table-cell table:formula="of:=[Tider.$B12]/[Tider.B12]" office:value-type="float" office:value="1" calcext:value-type="float">
            <text:p>1</text:p>
          </table:table-cell>
          <table:table-cell table:formula="of:=[Tider.$B12]/[Tider.C12]" office:value-type="float" office:value="2.00562682007898" calcext:value-type="float">
            <text:p>2.0056268201</text:p>
          </table:table-cell>
          <table:table-cell table:formula="of:=[Tider.$B12]/[Tider.D12]" office:value-type="float" office:value="4.01504149297872" calcext:value-type="float">
            <text:p>4.015041493</text:p>
          </table:table-cell>
          <table:table-cell table:formula="of:=[Tider.$B12]/[Tider.E12]" office:value-type="float" office:value="8.0267030028147" calcext:value-type="float">
            <text:p>8.0267030028</text:p>
          </table:table-cell>
          <table:table-cell table:formula="of:=[Tider.$B12]/[Tider.F12]" office:value-type="float" office:value="11.8763163460658" calcext:value-type="float">
            <text:p>11.8763163461</text:p>
          </table:table-cell>
          <table:table-cell table:formula="of:=[Tider.$B12]/[Tider.G12]" office:value-type="float" office:value="18.1689967251175" calcext:value-type="float">
            <text:p>18.1689967251</text:p>
          </table:table-cell>
          <table:table-cell table:formula="of:=[Tider.$B12]/[Tider.H12]" office:value-type="float" office:value="24.7249642684775" calcext:value-type="float">
            <text:p>24.7249642685</text:p>
          </table:table-cell>
          <table:table-cell table:formula="of:=[Tider.$B12]/[Tider.I12]" office:value-type="float" office:value="28.8185554546759" calcext:value-type="float">
            <text:p>28.8185554547</text:p>
          </table:table-cell>
          <table:table-cell table:formula="of:=[Tider.$B12]/[Tider.J12]" office:value-type="float" office:value="51.0876462367756" calcext:value-type="float">
            <text:p>51.0876462368</text:p>
          </table:table-cell>
        </table:table-row>
        <table:table-row table:style-name="ro2">
          <table:table-cell office:value-type="float" office:value="16384" calcext:value-type="float">
            <text:p>16384</text:p>
          </table:table-cell>
          <table:table-cell table:formula="of:=[Tider.$B13]/[Tider.B13]" office:value-type="float" office:value="1" calcext:value-type="float">
            <text:p>1</text:p>
          </table:table-cell>
          <table:table-cell table:formula="of:=[Tider.$B13]/[Tider.C13]" office:value-type="float" office:value="1.99934459300563" calcext:value-type="float">
            <text:p>1.999344593</text:p>
          </table:table-cell>
          <table:table-cell table:formula="of:=[Tider.$B13]/[Tider.D13]" office:value-type="float" office:value="3.97194505445533" calcext:value-type="float">
            <text:p>3.9719450545</text:p>
          </table:table-cell>
          <table:table-cell table:formula="of:=[Tider.$B13]/[Tider.E13]" office:value-type="float" office:value="7.9605395913354" calcext:value-type="float">
            <text:p>7.9605395913</text:p>
          </table:table-cell>
          <table:table-cell table:formula="of:=[Tider.$B13]/[Tider.F13]" office:value-type="float" office:value="11.8811216381245" calcext:value-type="float">
            <text:p>11.8811216381</text:p>
          </table:table-cell>
          <table:table-cell table:formula="of:=[Tider.$B13]/[Tider.G13]" office:value-type="float" office:value="18.4004975762678" calcext:value-type="float">
            <text:p>18.4004975763</text:p>
          </table:table-cell>
          <table:table-cell table:formula="of:=[Tider.$B13]/[Tider.H13]" office:value-type="float" office:value="25.1997635456666" calcext:value-type="float">
            <text:p>25.1997635457</text:p>
          </table:table-cell>
          <table:table-cell table:formula="of:=[Tider.$B13]/[Tider.I13]" office:value-type="float" office:value="32.297005224159" calcext:value-type="float">
            <text:p>32.2970052242</text:p>
          </table:table-cell>
          <table:table-cell table:formula="of:=[Tider.$B13]/[Tider.J13]" office:value-type="float" office:value="60.4374005749389" calcext:value-type="float">
            <text:p>60.43740057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 style:data-style-name="N2" text:time-value="0000-00-00T11:45:30.6482494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31T08:59:50.228078158</meta:creation-date>
    <meta:generator>LibreOffice/4.1.5.3$Linux_X86_64 LibreOffice_project/410m0$Build-3</meta:generator>
    <dc:date>2014-03-31T11:47:58.070889362</dc:date>
    <meta:editing-duration>PT14M3S</meta:editing-duration>
    <meta:editing-cycles>4</meta:editing-cycles>
    <meta:document-statistic meta:table-count="2" meta:cell-count="258" meta:object-count="0"/>
  </office:meta>
</office:document-meta>
</file>